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b0145" officeooo:paragraph-rsid="0010cc5c"/>
    </style:style>
    <style:style style:name="P2" style:family="paragraph" style:parent-style-name="Standard">
      <style:text-properties officeooo:rsid="001059c4" officeooo:paragraph-rsid="0010cc5c" fo:background-color="#ffff00"/>
    </style:style>
    <style:style style:name="P3" style:family="paragraph" style:parent-style-name="Standard">
      <style:text-properties officeooo:rsid="00078bed" officeooo:paragraph-rsid="0010cc5c" fo:background-color="#ffff00"/>
    </style:style>
    <style:style style:name="P4" style:family="paragraph" style:parent-style-name="Standard">
      <style:text-properties officeooo:rsid="001059c4" officeooo:paragraph-rsid="0010cc5c"/>
    </style:style>
    <style:style style:name="P5" style:family="paragraph" style:parent-style-name="Standard">
      <style:text-properties officeooo:rsid="0010eaa3" officeooo:paragraph-rsid="0010cc5c"/>
    </style:style>
    <style:style style:name="P6" style:family="paragraph" style:parent-style-name="Standard">
      <style:text-properties officeooo:rsid="0012ca3c" officeooo:paragraph-rsid="0010cc5c"/>
    </style:style>
    <style:style style:name="P7" style:family="paragraph" style:parent-style-name="Standard">
      <style:text-properties officeooo:rsid="0013527b" officeooo:paragraph-rsid="0010cc5c"/>
    </style:style>
    <style:style style:name="P8" style:family="paragraph" style:parent-style-name="Standard">
      <style:text-properties officeooo:rsid="0016ab7a" officeooo:paragraph-rsid="0010cc5c"/>
    </style:style>
    <style:style style:name="P9" style:family="paragraph" style:parent-style-name="Standard">
      <style:text-properties style:text-underline-style="none" officeooo:rsid="0016ab7a" officeooo:paragraph-rsid="0010cc5c"/>
    </style:style>
    <style:style style:name="P10" style:family="paragraph" style:parent-style-name="Standard">
      <style:text-properties style:text-underline-style="none" fo:font-weight="bold" officeooo:rsid="001f6b55" officeooo:paragraph-rsid="0010cc5c" style:font-weight-asian="bold" style:font-weight-complex="bold"/>
    </style:style>
    <style:style style:name="P11" style:family="paragraph" style:parent-style-name="Standard">
      <style:text-properties officeooo:rsid="0017e486" officeooo:paragraph-rsid="0010cc5c"/>
    </style:style>
    <style:style style:name="P12" style:family="paragraph" style:parent-style-name="Standard">
      <style:text-properties officeooo:rsid="00198c79" officeooo:paragraph-rsid="0010cc5c"/>
    </style:style>
    <style:style style:name="P13" style:family="paragraph" style:parent-style-name="Standard">
      <style:text-properties officeooo:rsid="001a4d24" officeooo:paragraph-rsid="0010cc5c"/>
    </style:style>
    <style:style style:name="P14" style:family="paragraph" style:parent-style-name="Standard">
      <style:text-properties officeooo:paragraph-rsid="0010cc5c"/>
    </style:style>
    <style:style style:name="P15" style:family="paragraph" style:parent-style-name="Standard">
      <style:text-properties fo:font-weight="normal" officeooo:rsid="00288364" officeooo:paragraph-rsid="0010cc5c" style:font-weight-asian="normal" style:font-weight-complex="normal"/>
    </style:style>
    <style:style style:name="P16" style:family="paragraph" style:parent-style-name="Standard">
      <style:text-properties fo:font-weight="normal" officeooo:rsid="002568bb" officeooo:paragraph-rsid="0010cc5c" style:font-weight-asian="normal" style:font-weight-complex="normal"/>
    </style:style>
    <style:style style:name="P17" style:family="paragraph" style:parent-style-name="Standard">
      <style:text-properties fo:font-weight="normal" officeooo:rsid="00061215" officeooo:paragraph-rsid="0010cc5c" style:font-weight-asian="normal" style:font-weight-complex="normal"/>
    </style:style>
    <style:style style:name="P18" style:family="paragraph" style:parent-style-name="Standard">
      <style:text-properties fo:font-weight="normal" officeooo:rsid="00005d31" officeooo:paragraph-rsid="0010cc5c" style:font-weight-asian="normal" style:font-weight-complex="normal"/>
    </style:style>
    <style:style style:name="P19" style:family="paragraph" style:parent-style-name="Standard">
      <style:text-properties fo:font-weight="normal" officeooo:rsid="00008ab2" officeooo:paragraph-rsid="0010cc5c" style:font-weight-asian="normal" style:font-weight-complex="normal"/>
    </style:style>
    <style:style style:name="P20" style:family="paragraph" style:parent-style-name="Standard">
      <style:text-properties fo:font-weight="normal" officeooo:rsid="00024333" officeooo:paragraph-rsid="0010cc5c" style:font-weight-asian="normal" style:font-weight-complex="normal"/>
    </style:style>
    <style:style style:name="P21" style:family="paragraph" style:parent-style-name="Standard">
      <style:text-properties fo:font-weight="normal" officeooo:rsid="00042e04" officeooo:paragraph-rsid="0010cc5c" style:font-weight-asian="normal" style:font-weight-complex="normal"/>
    </style:style>
    <style:style style:name="P22" style:family="paragraph" style:parent-style-name="Standard">
      <style:text-properties fo:font-weight="normal" officeooo:rsid="00055e9c" officeooo:paragraph-rsid="0010cc5c" style:font-weight-asian="normal" style:font-weight-complex="normal"/>
    </style:style>
    <style:style style:name="P23" style:family="paragraph" style:parent-style-name="Standard">
      <style:text-properties fo:font-weight="normal" officeooo:rsid="00077591" officeooo:paragraph-rsid="0010cc5c" style:font-weight-asian="normal" style:font-weight-complex="normal"/>
    </style:style>
    <style:style style:name="P24" style:family="paragraph" style:parent-style-name="Standard">
      <style:text-properties fo:font-weight="normal" officeooo:rsid="0003874d" officeooo:paragraph-rsid="0010cc5c" style:font-weight-asian="normal" style:font-weight-complex="normal"/>
    </style:style>
    <style:style style:name="P25" style:family="paragraph" style:parent-style-name="Standard">
      <style:text-properties fo:font-weight="normal" officeooo:rsid="00051497" officeooo:paragraph-rsid="0010cc5c" style:font-weight-asian="normal" style:font-weight-complex="normal"/>
    </style:style>
    <style:style style:name="P26" style:family="paragraph" style:parent-style-name="Standard">
      <style:text-properties fo:font-weight="normal" officeooo:rsid="0005ddcc" officeooo:paragraph-rsid="0010cc5c" style:font-weight-asian="normal" style:font-weight-complex="normal"/>
    </style:style>
    <style:style style:name="P27" style:family="paragraph" style:parent-style-name="Standard">
      <style:text-properties fo:font-weight="normal" officeooo:rsid="0006a31f" officeooo:paragraph-rsid="0010cc5c" style:font-weight-asian="normal" style:font-weight-complex="normal"/>
    </style:style>
    <style:style style:name="P28" style:family="paragraph" style:parent-style-name="Standard">
      <style:text-properties officeooo:rsid="001e85c4" officeooo:paragraph-rsid="0010cc5c"/>
    </style:style>
    <style:style style:name="P29" style:family="paragraph" style:parent-style-name="Standard">
      <style:text-properties fo:font-weight="bold" officeooo:rsid="001e85c4" officeooo:paragraph-rsid="0010cc5c" style:font-weight-asian="bold" style:font-weight-complex="bold"/>
    </style:style>
    <style:style style:name="P30" style:family="paragraph" style:parent-style-name="Standard">
      <style:text-properties fo:font-weight="bold" officeooo:rsid="0020ce66" officeooo:paragraph-rsid="0010cc5c" style:font-weight-asian="bold" style:font-weight-complex="bold"/>
    </style:style>
    <style:style style:name="P31" style:family="paragraph" style:parent-style-name="Standard">
      <style:text-properties fo:font-weight="bold" officeooo:rsid="0021c799" officeooo:paragraph-rsid="0010cc5c" style:font-weight-asian="bold" style:font-weight-complex="bold"/>
    </style:style>
    <style:style style:name="P32" style:family="paragraph" style:parent-style-name="Standard">
      <style:text-properties fo:font-weight="bold" officeooo:rsid="00237eb0" officeooo:paragraph-rsid="0010cc5c" style:font-weight-asian="bold" style:font-weight-complex="bold"/>
    </style:style>
    <style:style style:name="P33" style:family="paragraph" style:parent-style-name="Standard">
      <style:text-properties fo:font-weight="bold" officeooo:rsid="002568bb" officeooo:paragraph-rsid="0010cc5c" style:font-weight-asian="bold" style:font-weight-complex="bold"/>
    </style:style>
    <style:style style:name="P34" style:family="paragraph" style:parent-style-name="Standard">
      <style:text-properties fo:font-weight="bold" officeooo:rsid="00288364" officeooo:paragraph-rsid="0010cc5c" style:font-weight-asian="bold" style:font-weight-complex="bold"/>
    </style:style>
    <style:style style:name="P35" style:family="paragraph" style:parent-style-name="Standard">
      <style:text-properties fo:font-weight="bold" officeooo:rsid="00005d31" officeooo:paragraph-rsid="0010cc5c" style:font-weight-asian="bold" style:font-weight-complex="bold"/>
    </style:style>
    <style:style style:name="P36" style:family="paragraph" style:parent-style-name="Standard">
      <style:text-properties fo:font-weight="bold" officeooo:rsid="00008ab2" officeooo:paragraph-rsid="0010cc5c" style:font-weight-asian="bold" style:font-weight-complex="bold"/>
    </style:style>
    <style:style style:name="P37" style:family="paragraph" style:parent-style-name="Standard">
      <style:text-properties fo:font-weight="bold" officeooo:rsid="00055e9c" officeooo:paragraph-rsid="0010cc5c" style:font-weight-asian="bold" style:font-weight-complex="bold"/>
    </style:style>
    <style:style style:name="P38" style:family="paragraph" style:parent-style-name="Standard">
      <style:text-properties fo:font-weight="bold" officeooo:rsid="00061215" officeooo:paragraph-rsid="0010cc5c" style:font-weight-asian="bold" style:font-weight-complex="bold"/>
    </style:style>
    <style:style style:name="P39" style:family="paragraph" style:parent-style-name="Standard">
      <style:text-properties fo:font-weight="bold" officeooo:rsid="0003874d" officeooo:paragraph-rsid="0010cc5c" style:font-weight-asian="bold" style:font-weight-complex="bold"/>
    </style:style>
    <style:style style:name="P40" style:family="paragraph" style:parent-style-name="Standard">
      <style:text-properties fo:font-weight="bold" officeooo:rsid="00051497" officeooo:paragraph-rsid="0010cc5c" style:font-weight-asian="bold" style:font-weight-complex="bold"/>
    </style:style>
    <style:style style:name="P41" style:family="paragraph" style:parent-style-name="Standard">
      <style:text-properties officeooo:rsid="001f6b55" officeooo:paragraph-rsid="0010cc5c"/>
    </style:style>
    <style:style style:name="P42" style:family="paragraph" style:parent-style-name="Standard">
      <style:text-properties officeooo:rsid="0020ce66" officeooo:paragraph-rsid="0010cc5c"/>
    </style:style>
    <style:style style:name="P43" style:family="paragraph" style:parent-style-name="Standard">
      <style:text-properties officeooo:rsid="0021c799" officeooo:paragraph-rsid="0010cc5c"/>
    </style:style>
    <style:style style:name="P44" style:family="paragraph" style:parent-style-name="Standard">
      <style:text-properties officeooo:rsid="00237eb0" officeooo:paragraph-rsid="0010cc5c"/>
    </style:style>
    <style:style style:name="P45" style:family="paragraph" style:parent-style-name="Standard">
      <style:text-properties officeooo:rsid="002568bb" officeooo:paragraph-rsid="0010cc5c"/>
    </style:style>
    <style:style style:name="P46" style:family="paragraph" style:parent-style-name="Standard">
      <style:text-properties officeooo:rsid="00005d31" officeooo:paragraph-rsid="0010cc5c"/>
    </style:style>
    <style:style style:name="P47" style:family="paragraph" style:parent-style-name="Standard">
      <style:text-properties officeooo:rsid="00078bed" officeooo:paragraph-rsid="0010cc5c"/>
    </style:style>
    <style:style style:name="T1" style:family="text">
      <style:text-properties officeooo:rsid="001be1ec"/>
    </style:style>
    <style:style style:name="T2" style:family="text">
      <style:text-properties officeooo:rsid="0010eaa3"/>
    </style:style>
    <style:style style:name="T3" style:family="text">
      <style:text-properties officeooo:rsid="001503db"/>
    </style:style>
    <style:style style:name="T4" style:family="text">
      <style:text-properties officeooo:rsid="00198c79"/>
    </style:style>
    <style:style style:name="T5" style:family="text">
      <style:text-properties officeooo:rsid="001f6b55"/>
    </style:style>
    <style:style style:name="T6" style:family="text">
      <style:text-properties officeooo:rsid="00288364"/>
    </style:style>
    <style:style style:name="T7" style:family="text">
      <style:text-properties officeooo:rsid="0021c799"/>
    </style:style>
    <style:style style:name="T8" style:family="text">
      <style:text-properties officeooo:rsid="0026cc8d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f6b55" fo:background-color="#ffff00" loext:char-shading-value="0"/>
    </style:style>
    <style:style style:name="T11" style:family="text">
      <style:text-properties officeooo:rsid="00008ab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3874d" style:font-weight-asian="bold" style:font-weight-complex="bold"/>
    </style:style>
    <style:style style:name="T14" style:family="text">
      <style:text-properties fo:font-weight="bold" officeooo:rsid="00051497" style:font-weight-asian="bold" style:font-weight-complex="bold"/>
    </style:style>
    <style:style style:name="T15" style:family="text">
      <style:text-properties fo:font-weight="bold" officeooo:rsid="00077591" style:font-weight-asian="bold" style:font-weight-complex="bold"/>
    </style:style>
    <style:style style:name="T16" style:family="text">
      <style:text-properties officeooo:rsid="00042e04"/>
    </style:style>
    <style:style style:name="T17" style:family="text">
      <style:text-properties officeooo:rsid="00051497"/>
    </style:style>
    <style:style style:name="T18" style:family="text">
      <style:text-properties officeooo:rsid="0005ddcc"/>
    </style:style>
    <style:style style:name="T19" style:family="text">
      <style:text-properties officeooo:rsid="000775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A 0</text:p>
      <text:p text:style-name="P4"/>
      <text:p text:style-name="P4">-MonoDevelop</text:p>
      <text:p text:style-name="P4">codigo abierto, escrito en c#, depurador a nivel de codigo fuente</text:p>
      <text:p text:style-name="P4">puedes abrir soluciones creadas con VS tanto escritorio como ASP.NET</text:p>
      <text:p text:style-name="P4">solucion -&gt; agrupaciones de proyectos, permite trabajar con sulciones de VS en formato MSBuild</text:p>
      <text:p text:style-name="P4"/>
      <text:p text:style-name="P4">-Xamarin Studio</text:p>
      <text:p text:style-name="P4">comprado por microchof <text:span text:style-name="T1">en 2016</text:span></text:p>
      <text:p text:style-name="P4">IDE basado en monodevelop, permite proyectos para iOS y android</text:p>
      <text:p text:style-name="P4">aconsejable para grandes proyectos, permite automatizar tareas y pueden usarser desde el interprete</text:p>
      <text:p text:style-name="P4">mono = maquina virtual</text:p>
      <text:p text:style-name="P4">xbuild = construir proyectos en formato MSBuild</text:p>
      <text:p text:style-name="P4">al = enlazador del proyecto mono</text:p>
      <text:p text:style-name="P4"/>
      <text:p text:style-name="P4">-<text:span text:style-name="T2">I</text:span>ntroducción c#</text:p>
      <text:p text:style-name="P4">admite null, delegaods, enumeraciones, lambda, acceso directo a memoria(no en java)</text:p>
      <text:p text:style-name="P4">admite metodos y tipos genericos que proporcion rendimientos y seguridad de tipos</text:p>
      <text:p text:style-name="P4">todo incluido el Main se encapsula dentro de definiciones de clase</text:p>
      <text:p text:style-name="P4">una clase puede heredar de una sola clase primaria, pero puede implementar muchas interfaces</text:p>
      <text:p text:style-name="P5">los metodos virtuales requieren de la palabra clave override para evitar redefiniciones</text:p>
      <text:p text:style-name="P5">struct: es como una clase sencilla, no admite herencia puede implemetar interfaces</text:p>
      <text:p text:style-name="P5">E/S a través de la clase Console</text:p>
      <text:p text:style-name="P5"/>
      <text:p text:style-name="P5">-Arrays</text:p>
      <text:p text:style-name="P6">(single-dimensional) <text:tab/><text:tab/><text:tab/>int array[] = new int [5];</text:p>
      <text:p text:style-name="P6">(declare and set) <text:tab/><text:tab/><text:tab/>int array[] = new int[] {1, 3, 4}; <text:s/>&lt;=&gt; int array[] = {1,3,4}</text:p>
      <text:p text:style-name="P6">(tow-dimensional) <text:tab/><text:tab/><text:tab/>int array[,] = new int[2,3]</text:p>
      <text:p text:style-name="P6">(declare and set)<text:tab/><text:tab/><text:tab/>int array [,] = { {1,2,3}.{4,5,6} <text:s/>};</text:p>
      <text:p text:style-name="P6"/>
      <text:p text:style-name="P7">-Cadenas</text:p>
      <text:p text:style-name="P7">(null) <text:tab/><text:tab/><text:tab/><text:tab/><text:tab/>string hadaEsUnaMierda = null;</text:p>
      <text:p text:style-name="P7">(empty) <text:tab/><text:tab/><text:tab/><text:tab/>string hadaEsUnaMierda = System.String.Empty;</text:p>
      <text:p text:style-name="P7">(initialize regular string literal) <text:tab/>sttring message = "pateo"</text:p>
      <text:p text:style-name="P7">(verbatim string literal<text:span text:style-name="T3">)</text:span> <text:tab/><text:tab/>string message = @"esto es una pateo"</text:p>
      <text:p text:style-name="P7"><text:span text:style-name="T3">(same)<text:tab/></text:span><text:tab/><text:tab/><text:tab/><text:tab/>System.String cadena; &lt;=&gt; string cadena;</text:p>
      <text:p text:style-name="P8">(local variables still strongly-type) <text:tab/>var temp = "easy";</text:p>
      <text:p text:style-name="P8">(use string constructor)<text:tab/><text:tab/>only with: char[], char*, sbyte*</text:p>
      <text:p text:style-name="P8"/>
      <text:p text:style-name="P8">-Clases y Estrucutas</text:p>
      <text:p text:style-name="P8">nada nuevo</text:p>
      <text:p text:style-name="P9"/>
      <text:p text:style-name="P8">-Interfaces</text:p>
      <text:p text:style-name="P8">(admited genericidad)<text:tab/><text:tab/><text:tab/>(o no)</text:p>
      <text:p text:style-name="P8">interface nombreInter&lt;T&gt;<text:tab/><text:tab/>interface nombreInt<text:tab/><text:tab/></text:p>
      <text:p text:style-name="P8">{<text:tab/><text:tab/><text:tab/><text:tab/><text:tab/>{</text:p>
      <text:p text:style-name="P8"><text:s text:c="5"/>bool equals(T obj);<text:tab/><text:tab/> <text:s text:c="3"/>bool equals(Car obj);</text:p>
      <text:p text:style-name="P8">}<text:tab/><text:tab/><text:tab/><text:tab/><text:tab/>}</text:p>
      <text:p text:style-name="P8"/>
      <text:p text:style-name="P11"><text:soft-page-break/>-Genericos</text:p>
      <text:p text:style-name="P11">pateo</text:p>
      <text:p text:style-name="P11"/>
      <text:p text:style-name="P11">-Delegados</text:p>
      <text:p text:style-name="P11">son punteros a funciones</text:p>
      <text:p text:style-name="P11">public delegate &lt;tipo&gt; Nombrefuncion(susparametros);</text:p>
      <text:p text:style-name="P11"/>
      <text:p text:style-name="P11">-Lambda</text:p>
      <text:p text:style-name="P11">funciones anonimas que podemos asociarlas a delegados</text:p>
      <text:p text:style-name="P11">pueden usarse como parametro en funciones o devolverse</text:p>
      <text:p text:style-name="P11"/>
      <text:p text:style-name="P11">delegate int del(int i);</text:p>
      <text:p text:style-name="P11">void Main()</text:p>
      <text:p text:style-name="P11">{</text:p>
      <text:p text:style-name="P11"><text:tab/>del miDelegado = x =&gt; x * x;</text:p>
      <text:p text:style-name="P11"><text:tab/>int j = miDelegado(5);</text:p>
      <text:p text:style-name="P11">}</text:p>
      <text:p text:style-name="P11"/>
      <text:p text:style-name="P11">-Eventos</text:p>
      <text:p text:style-name="P11">publicador = clase que genera o envia el evento<text:tab/> <text:s text:c="6"/>(<text:span text:style-name="T4">determina cuando se genera)</text:span></text:p>
      <text:p text:style-name="P11">suscriptores = clases que reciben o controlan el evento <text:s text:c="2"/>(determinan la acción a realizar)</text:p>
      <text:p text:style-name="P12">1 evento =(puede tener)=&gt; varias suscriptores</text:p>
      <text:p text:style-name="P12">1 suscriptor =(puede tener)=&gt; varios eventos de varios publicadores</text:p>
      <text:p text:style-name="P12">.NET =&gt; eventos basados en el delegado EventHandler y la clase EventArgs</text:p>
      <text:p text:style-name="P12"/>
      <text:p text:style-name="P12">-Espacios de nombres</text:p>
      <text:p text:style-name="P12">los propios =&gt;ayudan a controlar el ambito de clases y nombres de metodos</text:p>
      <text:p text:style-name="P12">el "." delimita los espacios de nombres (System.Console.WritLine)</text:p>
      <text:p text:style-name="P12"/>
      <text:p text:style-name="P13">-Colecciones</text:p>
      <text:p text:style-name="P1">forman parte de la biblioteca estandar</text:p>
      <text:p text:style-name="P1"><text:a xlink:type="simple" xlink:href="https://msdn.microsoft.com/en-us/library/mt654013.aspx#BKMK_Generic" text:style-name="Internet_20_link" text:visited-style-name="Visited_20_Internet_20_Link">https://msdn.microsoft.com/en-us/library/mt654013.aspx#BKMK_Generic</text:a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>TEMA </text:span><text:span text:style-name="T10">1 (SCV)</text:span></text:p>
      <text:p text:style-name="P28"/>
      <text:p text:style-name="P29">-podemos hacer</text:p>
      <text:p text:style-name="P28">conservar una sola version, meter la version anterior, conover quien la realizó, deshacerlos para recuperar la versión anterior, aislarlos para que otros desarrolladores hagan su versión <text:span text:style-name="T6">(parches)</text:span></text:p>
      <text:p text:style-name="P28"/>
      <text:p text:style-name="P10">-en que consiste</text:p>
      <text:p text:style-name="P41">gestion automatica en archivos, restaurar los archivos a versiones anteriores, permitiri colaboracion en el desarrollo</text:p>
      <text:p text:style-name="P41"/>
      <text:p text:style-name="P30"><text:soft-page-break/>-conceptos generales</text:p>
      <text:p text:style-name="P42">repositorio = copia maestra con todas las versiones, en git es un directorio del cual cada desarrollador guarda una copia local</text:p>
      <text:p text:style-name="P42">copia de trabajo = copia de los ficheros que podemos modificar</text:p>
      <text:p text:style-name="P42">check Out/Clone = acción para obtener una copia de trabajo desdel repositorio, conocida como clonar</text:p>
      <text:p text:style-name="P42">Check in / Commit = <text:span text:style-name="T7">acción para llevar los cambios hechos en la copia de trabajo al repositorio local, van acompañados de un "log message" para explicarlos</text:span></text:p>
      <text:p text:style-name="P43">Push = acción de trasladar de la copia local a la copia maestra</text:p>
      <text:p text:style-name="P43">Update/Pull/Merge/Rebase = actualizar la copia local mediante la maestra</text:p>
      <text:p text:style-name="P43">Conflicto = mismo commit en la misma region del fichero. El scv lo detecta pero no lo arregla</text:p>
      <text:p text:style-name="P43"/>
      <text:p text:style-name="P31">-historia</text:p>
      <text:p text:style-name="P44">los desarrolladores linux usaban BirKeeper hasta 2005, ese mismo año hacen git</text:p>
      <text:p text:style-name="P44">git(?¿) = global information Tracker</text:p>
      <text:p text:style-name="P44"/>
      <text:p text:style-name="P32">-git implemetancion</text:p>
      <text:p text:style-name="P45">escrito en c y shell-script</text:p>
      <text:p text:style-name="P45">los elementos u objetos en git se identifican por su valor SHA-1</text:p>
      <text:p text:style-name="P42"/>
      <text:p text:style-name="P33">-uso i</text:p>
      <text:p text:style-name="P45">git –version, add, version, status</text:p>
      <text:p text:style-name="P45">git commit -m "descrpcion"</text:p>
      <text:p text:style-name="P45">git commit -a</text:p>
      <text:p text:style-name="P42"/>
      <text:p text:style-name="P33">-uso i</text:p>
      <text:p text:style-name="P45">".git/config" =&gt; configuracion actual</text:p>
      <text:p text:style-name="P45">"~.git/config" =&gt; configuracion general para todos los proyecyos del usuario</text:p>
      <text:p text:style-name="P45">git config user.name " "</text:p>
      <text:p text:style-name="P45">git config user.email " "</text:p>
      <text:p text:style-name="P45">git config ..global user.name " "</text:p>
      <text:p text:style-name="P45">git config ..global user.email " "</text:p>
      <text:p text:style-name="P45"/>
      <text:p text:style-name="P33">-uso i<text:span text:style-name="T8">v</text:span></text:p>
      <text:p text:style-name="P16"><text:s/><text:tab/>(ramas) <text:tab/>(information)<text:tab/> <text:s/>(descartar cambios) <text:s/>(etiquetas)</text:p>
      <text:p text:style-name="P16">git branch<text:tab/><text:tab/>git status<text:tab/> <text:s text:c="2"/>git reset –hard<text:tab/>git tag tagname commit</text:p>
      <text:p text:style-name="P16">git show-branch<text:tab/>git log<text:tab/><text:tab/> <text:s text:c="2"/><text:tab/><text:tab/></text:p>
      <text:p text:style-name="P16">git checkout<text:tab/><text:tab/>git show</text:p>
      <text:p text:style-name="P16">git log<text:tab/><text:tab/><text:tab/>git diff</text:p>
      <text:p text:style-name="P16">gitk -all</text:p>
      <text:p text:style-name="P16"/>
      <text:p text:style-name="P16">... <text:span text:style-name="T8">y mas cosas que espero que no pregunten porque ni las tenemos que usar aun en practicas</text:span></text:p>
      <text:p text:style-name="P16"/>
      <text:p text:style-name="P34">-github</text:p>
      <text:p text:style-name="P15">plataforma desarrollo colaborativo para alojar proyecyos software usando el scv de git</text:p>
      <text:p text:style-name="P15">pueden ser publicos o privados</text:p>
      <text:p text:style-name="P15"/>
      <text:p text:style-name="P15"/>
      <text:p text:style-name="P46"><text:span text:style-name="T9"/></text:p>
      <text:p text:style-name="P46"><text:span text:style-name="T9"/></text:p>
      <text:p text:style-name="P46"><text:soft-page-break/><text:span text:style-name="T9">TEMA 2</text:span> (EVENTOS)</text:p>
      <text:p text:style-name="P46"/>
      <text:p text:style-name="P35">-esqueleto i</text:p>
      <text:p text:style-name="P46">iniciación de todo el sistema de eventos</text:p>
      <text:p text:style-name="P46">se definen los eventos que pueden ocurrir</text:p>
      <text:p text:style-name="P46">se preparan el generador/s de estos eventos</text:p>
      <text:p text:style-name="P46">se indica que codigo se ejecutará en respuesta a un evento producido (<text:span text:style-name="T11">callback</text:span>)</text:p>
      <text:p text:style-name="P46">se espera a que vayan produciendose los eventos</text:p>
      <text:p text:style-name="P46">se detectan pos el dispatcher o planificador, invoca el codigo previeamente hemos dicho</text:p>
      <text:p text:style-name="P46"/>
      <text:p text:style-name="P35">-esqueleto ii</text:p>
      <text:p text:style-name="P18">bucle espera de eventos = pasos anteriores de forma ininterumpida</text:p>
      <text:p text:style-name="P18">generador eventos -&gt; cola de eventos -&gt; dispatcher -&gt; manejadores</text:p>
      <text:p text:style-name="P18"><text:tab/>|<text:tab/><text:tab/><text:tab/><text:tab/><text:tab/>|</text:p>
      <text:p text:style-name="P18"><text:tab/>--------------------------------------------&gt;</text:p>
      <text:p text:style-name="P18"><text:tab/>cola de eventos no estrictamente innecesaria</text:p>
      <text:p text:style-name="P18"/>
      <text:p text:style-name="P36">--callback</text:p>
      <text:p text:style-name="P19">C =&gt; puntero a una funcion</text:p>
      <text:p text:style-name="P19">C# =&gt; uso de los delegados, además tiene comprobación de tipos</text:p>
      <text:p text:style-name="P19"/>
      <text:p text:style-name="P36">--Principio de HollyWood (IoC, DI)</text:p>
      <text:p text:style-name="P19">No nos llames ya te llamaremos</text:p>
      <text:p text:style-name="P19">Los evemtos dictan el flujo del programa</text:p>
      <text:p text:style-name="P19"/>
      <text:p text:style-name="P36">--Delegados</text:p>
      <text:p text:style-name="P19">tipo de datos que representa una referencia a un metodo</text:p>
      <text:p text:style-name="P19">podemos declarar variables, asignarles valor el cual es un método</text:p>
      <text:p text:style-name="P19">invacamos a estos métodos mediante el delegado</text:p>
      <text:p text:style-name="P19">podemos asignarle metodos de clase y de instancia</text:p>
      <text:p text:style-name="P19">public delegate int nombreDelegado(parametros);</text:p>
      <text:p text:style-name="P19"/>
      <text:p text:style-name="P19">--<text:span text:style-name="T12">Lambda</text:span></text:p>
      <text:p text:style-name="P20">se definen en el punto donde se usan</text:p>
      <text:p text:style-name="P20">delegate void Tdel(int x);</text:p>
      <text:p text:style-name="P20">Tdel <text:s/>= <text:span text:style-name="T16">x =&gt; x * x;</text:span></text:p>
      <text:p text:style-name="P21">delegate void Tdel();</text:p>
      <text:p text:style-name="P21">Tdel = () =&gt; algo();</text:p>
      <text:p text:style-name="P21"/>
      <text:p text:style-name="P37">--Marco de prog event c#</text:p>
      <text:p text:style-name="P22">Los eventos representan los cambios de estado de un objeto y a ellos les podemos "conectar" el codigo que queramos que se ejecute cuando se generan (callback)</text:p>
      <text:p text:style-name="P22">Cada vez que se produzca para un evento objeto de una clase, se ejecutarán todos los callbacks</text:p>
      <text:p text:style-name="P22"/>
      <text:p text:style-name="P38">--recapitulando</text:p>
      <text:p text:style-name="P17">Por cada eventos que pueda generar una clase debemos definir una variable en la clase de tipo EventHandler&lt;StatusChangeArgs&gt; nombreEvento.</text:p>
      <text:p text:style-name="P17">A esta variable de tipo eventos lo conectamos los metodos que necesitemos.</text:p>
      <text:p text:style-name="P17">Si invoca =&gt; nombreEvento(this, new StatusChangeArgs (st)).</text:p>
      <text:p text:style-name="P3"><text:soft-page-break/><text:span text:style-name="T13">t</text:span><text:span text:style-name="T12">ema3(interfaz grafica de usuario)</text:span></text:p>
      <text:p text:style-name="P47"><text:span text:style-name="T12"/></text:p>
      <text:p text:style-name="P14"><text:span text:style-name="T13">--objetivos</text:span></text:p>
      <text:p text:style-name="P24">conocer la arquitectura de capas MVC</text:p>
      <text:p text:style-name="P24">dotar de un interfaz gracfico (GUI) usando MVC</text:p>
      <text:p text:style-name="P24">biblioteca GTK para la creacion de GUIs</text:p>
      <text:p text:style-name="P24">crear el GUI usando la herramienta Stetic</text:p>
      <text:p text:style-name="P24"/>
      <text:p text:style-name="P39">--MVC I</text:p>
      <text:p text:style-name="P24">surge junto Smaltalk durante los años 70</text:p>
      <text:p text:style-name="P24">aplicable al desarrollo de cualquier lenguaje de programacion</text:p>
      <text:p text:style-name="P24">no es necesario la POO<text:line-break/>consisten en divir el codigo en tres capas: (1)Modelo, (2) Vistas (3) Controlador</text:p>
      <text:p text:style-name="P24"/>
      <text:p text:style-name="P39">--MVC II</text:p>
      <text:p text:style-name="P24">las capas implican mayor potabilidad y adaptación a los requerimientos del usuario</text:p>
      <text:p text:style-name="P24">puedes sustituir una capa sin afectar al resto</text:p>
      <text:p text:style-name="P24"/>
      <text:p text:style-name="P24"/>
      <text:p text:style-name="P39">--(1)Modelo -capa de aplicion- <text:span text:style-name="T17">(independiente)</text:span></text:p>
      <text:p text:style-name="P24">representacion ‘software’ del problema a resolver</text:p>
      <text:p text:style-name="P24">proporciona los metodos necesarios para modficar y consultar los datos del modelo (get set)</text:p>
      <text:p text:style-name="P24">los modelos no se comunican con las vistas</text:p>
      <text:p text:style-name="P24">1 modelo =(puede tener asociado)=&gt; varias vistas {representar mismos datos de forma distinta}</text:p>
      <text:p text:style-name="P24"/>
      <text:p text:style-name="P39">--(2)Vista -capa de presentación- </text:p>
      <text:p text:style-name="P24">sirven para mostrar los datos del modelo</text:p>
      <text:p text:style-name="P25">envia las acciones del usuario al controlador</text:p>
      <text:p text:style-name="P24">la vista puede ser modo grafico o texto</text:p>
      <text:p text:style-name="P24">asociación bidireccional → solicitan informacion y puede modificar la del modelo ←</text:p>
      <text:p text:style-name="P24">vistas compuestas (top view) = vista principal compuesta por subvistas</text:p>
      <text:p text:style-name="P24"/>
      <text:p text:style-name="P39">--(3)Controlador -capa de interacción- <text:span text:style-name="T17">(depende de ambos)</text:span></text:p>
      <text:p text:style-name="P24">codigo que hace <text:s/>de interfaz entre los dispositivos de entrada y las capas de vista y modelo</text:p>
      <text:p text:style-name="P24">codigo que permite al usuario interactuar con las vistas</text:p>
      <text:p text:style-name="P25">proporciona datos del modelo a la vista e interpreta acciones del usuario</text:p>
      <text:p text:style-name="P24">la librería grafica Gtk+ proporciona el codigo de esta etapa</text:p>
      <text:p text:style-name="P24"/>
      <text:p text:style-name="P24"/>
      <text:p text:style-name="P40">--Gtk+ I</text:p>
      <text:p text:style-name="P25">biblioteca de creacion de interfaces</text:p>
      <text:p text:style-name="P25">multiplataforma</text:p>
      <text:p text:style-name="P25">permite crear aplicaciones web usando el backend Broadway</text:p>
      <text:p text:style-name="P25">comenzó su desarrollo formando parte de la aplicaión Gimp</text:p>
      <text:p text:style-name="P25"/>
      <text:p text:style-name="P25"/>
      <text:p text:style-name="P25"/>
      <text:p text:style-name="P25"/>
      <text:p text:style-name="P25"/>
      <text:p text:style-name="P40"><text:soft-page-break/>--Gtk+ II</text:p>
      <text:p text:style-name="P26">actualizado un par de veces al año</text:p>
      <text:p text:style-name="P26">la adaptación para C# se llama GtkSharp (basada en Gtk+ 2.x.y)</text:p>
      <text:p text:style-name="P26"/>
      <text:p text:style-name="P40">--Gtk+ <text:span text:style-name="T18">biblioteca</text:span></text:p>
      <text:p text:style-name="P26">compendia de una serire de bibliotecas: gtk, gdk, glib, gobject, gdkPixbuf, GIO, Atk</text:p>
      <text:p text:style-name="P26">estrucutra interna =&gt; jerarquía de clases formada por varios arbol con herencia simple</text:p>
      <text:p text:style-name="P26">los arboles represnetan cada una de las bibliotecas mencionadas</text:p>
      <text:p text:style-name="P26"/>
      <text:p text:style-name="P27">--<text:span text:style-name="T14">Gtk+ </text:span><text:span text:style-name="T12">Programacion dirigida por enventos</text:span></text:p>
      <text:p text:style-name="P27">Los elementos de la interfaz (widgets) definen una serie de eventos que pueden emitir cuando el usuario interactuca con ellos.</text:p>
      <text:p text:style-name="P27">Cada evento representa aquello que el widget quiere comunicar.</text:p>
      <text:p text:style-name="P27">El programar conecta estos eventos a los metodos o funciones de su codigo que hacen de manejador o callback.</text:p>
      <text:p text:style-name="P27"/>
      <text:p text:style-name="P27">--<text:span text:style-name="T14">Gtk+ </text:span><text:span text:style-name="T12">Jerarquía de widgets</text:span></text:p>
      <text:p text:style-name="P27">Normalmente un widget solo contiene otro widget</text:p>
      <text:p text:style-name="P27">Esto se soluciona con los contenedores, gestionan el espacio que coupan y deciden que hacer cuando cambia el tamaño del espaci<text:span text:style-name="T19">o</text:span></text:p>
      <text:p text:style-name="P27"/>
      <text:p text:style-name="P27">--<text:span text:style-name="T14">Gtk+ </text:span><text:span text:style-name="T15">Stetic</text:span></text:p>
      <text:p text:style-name="P23">Incluido en MonoDevelop</text:p>
      <text:p text:style-name="P23">No necesario, pero simplifica el trabajo de creación de la vista y la conexión con el modelo, al hacer uso de clases parcia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1:46:33.150101359</meta:creation-date>
    <meta:generator>LibreOffice/5.2.6.2$Linux_X86_64 LibreOffice_project/20m0$Build-2</meta:generator>
    <dc:date>2017-03-23T11:52:44.181022018</dc:date>
    <meta:editing-duration>PT6M11S</meta:editing-duration>
    <meta:editing-cycles>1</meta:editing-cycles>
    <meta:document-statistic meta:table-count="0" meta:image-count="0" meta:object-count="0" meta:page-count="6" meta:paragraph-count="198" meta:word-count="1474" meta:character-count="9408" meta:non-whitespace-character-count="8056"/>
  </office:meta>
</office:document-meta>
</file>